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ccb" officeooo:paragraph-rsid="001caccb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1caccb" officeooo:paragraph-rsid="001caccb" fo:background-color="#1e1e1e"/>
    </style:style>
    <style:style style:name="T1" style:family="text">
      <style:text-properties fo:color="#4ec9b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fc1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p : store variables ;</text:p>
      <text:p text:style-name="P1">Heap = String pool + … <text:s/>;( String pool is a part of heap )</text:p>
      <text:p text:style-name="P1">+ </text:p>
      <text:p text:style-name="P1"/>
      <text:p text:style-name="P1"/>
      <text:p text:style-name="P3"><text:span text:style-name="T1">int</text:span> <text:span text:style-name="T2">firstIndex</text:span> = <text:span text:style-name="T2">txt</text:span>.<text:span text:style-name="T3">indexOf</text:span>(<text:span text:style-name="T4">"o"</text:span>);</text:p>
      <text:p text:style-name="P2"><text:span text:style-name="T1">System</text:span>.<text:span text:style-name="T5">out</text:span>.<text:span text:style-name="T3">println</text:span>(<text:span text:style-name="T4">"first index: "</text:span> + <text:span text:style-name="T2">firstIndex</text:span>);</text:p>
      <text:p text:style-name="P3"><text:span text:style-name="T2"/></text:p>
      <text:p text:style-name="P3"><text:span text:style-name="T2"/></text:p>
      <text:p text:style-name="P3"><text:span text:style-name="T2">firstIndex</text:span> = <text:span text:style-name="T2">txt</text:span>.<text:span text:style-name="T3">indexOf</text:span>(<text:span text:style-name="T4">"k"</text:span>)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9:08:28.380073371</meta:creation-date>
    <dc:date>2022-07-22T21:44:14.167673738</dc:date>
    <meta:editing-duration>PT1H52M33S</meta:editing-duration>
    <meta:editing-cycles>1</meta:editing-cycles>
    <meta:document-statistic meta:table-count="0" meta:image-count="0" meta:object-count="0" meta:page-count="1" meta:paragraph-count="6" meta:word-count="33" meta:character-count="197" meta:non-whitespace-character-count="168"/>
    <meta:generator>LibreOffice/7.3.4.2$Linux_X86_64 LibreOffice_project/30$Build-2</meta:generator>
  </office:meta>
</office:document-meta>
</file>